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722" officeooo:paragraph-rsid="000eb722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:</text:p>
      <text:p text:style-name="P1">1) Перевести карту в одномерный массив с заполнением пустот для корректного перехода.</text:p>
      <text:p text:style-name="P1">2) получить расположение игрока на карте с направлением обзора.</text:p>
      <text:p text:style-name="P1">3) Вернуть корректный путь к текстурам. (**path).</text:p>
      <text:p text:style-name="P1">4) получить начальный данные по карте и по игроку:</text:p>
      <text:p text:style-name="P1"><text:span text:style-name="T1">// part from peer</text:span><text:line-break/><text:span text:style-name="T1">data-&gt;map_width = 10;</text:span><text:line-break/><text:span text:style-name="T1">player-&gt;x_dir = 0;</text:span><text:line-break/><text:span text:style-name="T1">player-&gt;y_dir = -1;</text:span><text:line-break/><text:span text:style-name="T1">player-&gt;x_cam = 0.66;</text:span><text:line-break/><text:span text:style-name="T1">player-&gt;y_cam = 0;</text:span><text:line-break/><text:span text:style-name="T1">player-&gt;x_pos = 4;</text:span><text:line-break/><text:span text:style-name="T1">player-&gt;y_pos = 8;</text:span><text:line-break/><text:span text:style-name="T1">data-&gt;floor_color = 0xADFF2F;</text:span><text:line-break/><text:span text:style-name="T1">data-&gt;ceiling_color = 0x808080;</text:span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3:46:52.126730733</meta:creation-date>
    <dc:date>2022-03-08T13:51:13.132796585</dc:date>
    <meta:editing-duration>PT4M23S</meta:editing-duration>
    <meta:editing-cycles>1</meta:editing-cycles>
    <meta:document-statistic meta:table-count="0" meta:image-count="0" meta:object-count="0" meta:page-count="1" meta:paragraph-count="6" meta:word-count="69" meta:character-count="473" meta:non-whitespace-character-count="410"/>
    <meta:generator>LibreOffice/6.4.7.2$Linux_X86_64 LibreOffice_project/40$Build-2</meta:generator>
  </office:meta>
</office:document-meta>
</file>